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Consolas" svg:font-family="Consolas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NSimSun2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miter" draw:fill-color="#ffffff" draw:textarea-horizontal-align="justify" draw:textarea-vertical-align="middle" draw:auto-grow-height="false" fo:min-height="2.926cm" fo:min-width="5.634cm"/>
      <style:paragraph-properties style:writing-mode="lr-tb"/>
    </style:style>
    <style:style style:name="gr2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3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251cm" fo:min-width="5.62cm"/>
      <style:paragraph-properties style:writing-mode="lr-tb"/>
    </style:style>
    <style:style style:name="gr4" style:family="graphic" style:parent-style-name="objectwithoutfill">
      <style:graphic-properties svg:stroke-opacity="100%" draw:stroke-linejoin="miter" draw:fill="none" draw:fill-color="#ffffff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25cm" fo:min-width="2.13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cm" fo:min-width="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038cm" fo:min-width="5.555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626cm" fo:min-width="1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01cm" fo:min-width="5.58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1cm" fo:min-width="7.14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1cm" fo:min-width="6.7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01cm" fo:min-width="6.8cm"/>
      <style:paragraph-properties style:writing-mode="lr-tb"/>
    </style:style>
    <style:style style:name="gr15" style:family="graphic" style:parent-style-name="objectwithoutfill">
      <style:graphic-properties draw:marker-end="Стили_20_стрелок_20_41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626cm" fo:min-width="1.5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end="Стили_20_стрелок_20_44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45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751cm" fo:min-width="3.15cm"/>
      <style:paragraph-properties style:writing-mode="lr-tb"/>
    </style:style>
    <style:style style:name="gr21" style:family="graphic" style:parent-style-name="objectwithoutfill">
      <style:graphic-properties draw:marker-end="Стили_20_стрелок_20_46" draw:marker-end-width="0.3cm" draw:fill="none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4.552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724cm" fo:min-width="4.46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25cm" fo:min-width="9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4.91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501cm" fo:min-width="6.0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696cm" fo:min-width="4.38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.155cm" fo:min-width="3cm"/>
      <style:paragraph-properties style:writing-mode="lr-tb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3cm"/>
      <style:paragraph-properties style:writing-mode="lr-tb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594cm" fo:min-width="2.037cm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3.942cm"/>
      <style:paragraph-properties style:writing-mode="lr-tb"/>
    </style:style>
    <style:style style:name="gr32" style:family="graphic" style:parent-style-name="objectwithoutfill">
      <style:graphic-properties draw:fill="none" draw:fill-color="#ffffff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.598cm" fo:min-width="2.072cm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3.741cm"/>
      <style:paragraph-properties style:writing-mode="lr-tb"/>
    </style:style>
    <style:style style:name="gr36" style:family="graphic" style:parent-style-name="objectwithoutfill">
      <style:graphic-properties draw:marker-end="Стили_20_стрелок_20_47" draw:marker-end-width="0.3cm" draw:fill="none" draw:textarea-vertical-align="middle"/>
    </style:style>
    <style:style style:name="gr37" style:family="graphic" style:parent-style-name="objectwithoutfill">
      <style:graphic-properties draw:marker-end="Стили_20_стрелок_20_49" draw:marker-end-width="0.3cm" draw:fill="none" draw:textarea-vertical-align="middle"/>
    </style:style>
    <style:style style:name="gr38" style:family="graphic" style:parent-style-name="objectwithoutfill">
      <style:graphic-properties draw:marker-end="Стили_20_стрелок_20_50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51" draw:marker-end-width="0.3cm" draw:fill="none" draw:textarea-vertical-align="middl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2.206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74cm" fo:min-width="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38cm" fo:min-width="6.112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5cm" fo:min-width="4cm"/>
      <style:paragraph-properties style:writing-mode="lr-tb"/>
    </style:style>
    <style:style style:name="gr44" style:family="graphic" style:parent-style-name="objectwithoutfill">
      <style:graphic-properties draw:marker-end="Стили_20_стрелок_20_52" draw:marker-end-width="0.3cm" draw:fill="none" draw:textarea-vertical-align="middle"/>
    </style:style>
    <style:style style:name="gr45" style:family="graphic" style:parent-style-name="objectwithoutfill">
      <style:graphic-properties draw:marker-end="Стили_20_стрелок_20_53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margin-top="0cm" fo:margin-bottom="0cm" fo:text-align="center" style:writing-mode="lr-tb"/>
      <style:text-properties fo:font-size="10pt" style:font-size-asian="10pt" style:font-size-complex="10pt"/>
    </style:style>
    <style:style style:name="P8" style:family="paragraph">
      <style:paragraph-properties fo:margin-top="0cm" fo:margin-bottom="0cm" fo:text-align="center" style:writing-mode="lr-tb"/>
      <style:text-properties fo:font-size="10pt" style:font-size-asian="18pt" style:font-size-complex="18pt"/>
    </style:style>
    <style:style style:name="P9" style:family="paragraph">
      <style:paragraph-properties fo:margin-top="0cm" fo:margin-bottom="0cm" fo:text-align="center" style:writing-mode="lr-tb"/>
      <style:text-properties fo:font-size="10pt"/>
    </style:style>
    <style:style style:name="P10" style:family="paragraph">
      <loext:graphic-properties draw:fill="solid" draw:fill-color="#ffffff"/>
      <style:paragraph-properties fo:margin-top="0cm" fo:margin-bottom="0cm" fo:text-align="center" style:writing-mode="lr-tb"/>
      <style:text-properties fo:font-size="10pt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13" style:family="paragraph">
      <style:paragraph-properties fo:margin-top="0cm" fo:margin-bottom="0cm" fo:text-align="center"/>
      <style:text-properties fo:font-size="10pt" style:font-size-asian="18pt" style:font-size-complex="18pt"/>
    </style:style>
    <style:style style:name="P14" style:family="paragraph">
      <style:paragraph-properties fo:margin-top="0cm" fo:margin-bottom="0cm" fo:text-align="center"/>
    </style:style>
    <style:style style:name="P15" style:family="paragraph">
      <style:paragraph-properties fo:margin-top="0cm" fo:margin-bottom="0cm" fo:text-align="center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cm" fo:margin-bottom="0cm"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0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21" style:family="paragraph">
      <loext:graphic-properties draw:fill="none" draw:fill-color="#ffffff"/>
      <style:paragraph-properties style:writing-mode="lr-tb"/>
      <style:text-properties fo:font-size="10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23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24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controls" svg:width="6.8cm" svg:height="4.5cm" svg:x="7.1cm" svg:y="10cm">
          <text:p text:style-name="P1"><text:span text:style-name="T1">#include &lt;random&gt;</text:span></text:p>
          <text:p text:style-name="P1"><text:span text:style-name="T1">#include &lt;string&gt;</text:span></text:p>
          <text:p text:style-name="P1"><text:span text:style-name="T1">#include &lt;vector&gt;</text:span></text:p>
          <text:p text:style-name="P1"><text:span text:style-name="T1">#include &lt;iostream&gt;</text:span></text:p>
          <text:p text:style-name="P1"><text:span text:style-name="T1">#include &lt;algorithm&gt;</text:span><text:span text:style-name="T1"><text:line-break/></text:span><text:span text:style-name="T1"><text:line-break/></text:span><text:span text:style-name="T1">using namespace std;</text:span></text:p>
          <text:p text:style-name="P1"><text:span text:style-name="T1"/></text:p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controls" svg:width="6cm" svg:height="2cm" svg:x="7.5cm" svg:y="14.9cm">
          <text:p text:style-name="P1"><text:span text:style-name="T1">setlocale(LC_ALL, "Russian"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8cm" svg:height="1.5cm" svg:x="6.5cm" svg:y="17.3cm">
          <text:p text:style-name="P1"><text:span text:style-name="T1">second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draw:type="line" svg:x1="10.5cm" svg:y1="14.5cm" svg:x2="10.5cm" svg:y2="14.9cm" draw:start-shape="id1" draw:start-glue-point="6" draw:end-shape="id2" draw:end-glue-point="4" svg:d="M10500 14500v400" svg:viewBox="0 0 1 401">
          <text:p/>
        </draw:connector>
        <draw:connector draw:style-name="gr5" draw:text-style-name="P5" draw:layer="layout" svg:x1="10.5cm" svg:y1="16.9cm" svg:x2="10.5cm" svg:y2="17.3cm" draw:start-shape="id2" draw:start-glue-point="6" draw:end-shape="id3" draw:end-glue-point="0" svg:d="M10500 16900v400" svg:viewBox="0 0 1 401">
          <text:p/>
        </draw:connector>
      </draw:page>
      <draw:page draw:name="page2" draw:style-name="dp1" draw:master-page-name="Обычный">
        <draw:custom-shape draw:style-name="gr6" draw:text-style-name="P7" xml:id="id11" draw:id="id11" draw:layer="layout" svg:width="2.92cm" svg:height="1.239cm" svg:x="10.28cm" svg:y="3.83cm">
          <text:p text:style-name="P6"><text:span text:style-name="T1">void</text:span></text:p>
          <text:p text:style-name="P6"><text:span text:style-name="T1">second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6" xml:id="id9" draw:id="id9" draw:layer="layout" svg:width="6.5cm" svg:height="1.45cm" svg:x="8.48cm" svg:y="5.419cm">
          <text:p text:style-name="P6"><text:span text:style-name="T1">const unsigned int ATTEMPTS = 7;</text:span></text:p>
          <text:p text:style-name="P6"><text:span text:style-name="T1">const int SECRET_MIN = 1,</text:span></text:p>
          <text:p text:style-name="P6"><text:span text:style-name="T1">SECRET_MAX = 10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4" draw:id="id14" draw:layer="layout" svg:width="9.951cm" svg:height="2.287cm" draw:transform="skewX (0.039095375244673) translate (6.76cm 9.919cm)">
          <text:p text:style-name="P8">cout &lt;&lt; "Начинаем игру \"Угадай число от "</text:p>
          <text:p text:style-name="P8">&lt;&lt; SECRET_MIN &lt;&lt; " до " &lt;&lt; SECRET_MAX</text:p>
          <text:p text:style-name="P8">&lt;&lt; " включительно\". У вас есть " &lt;&lt; ATTEMPTS</text:p>
          <text:p text:style-name="P8">&lt;&lt; " попыток, чтобы сделать это.\n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0" xml:id="id4" draw:id="id4" draw:layer="layout" svg:width="4cm" svg:height="1.75cm" svg:x="9.63cm" svg:y="14.469cm">
          <text:p text:style-name="P9"><text:span text:style-name="T2">if (player_won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12" draw:layer="layout" svg:width="2cm" svg:height="0.75cm" svg:x="11.84cm" svg:y="16.149cm">
          <draw:text-box>
            <text:p text:style-name="P11">true</text:p>
          </draw:text-box>
        </draw:frame>
        <draw:frame draw:style-name="gr10" draw:text-style-name="P12" draw:layer="layout" svg:width="2cm" svg:height="0.75cm" svg:x="13.73cm" svg:y="14.769cm">
          <draw:text-box>
            <text:p text:style-name="P11">false</text:p>
          </draw:text-box>
        </draw:frame>
        <draw:custom-shape draw:style-name="gr11" draw:text-style-name="P8" xml:id="id5" draw:id="id5" draw:layer="layout" svg:width="10cm" svg:height="1.25cm" svg:x="6.63cm" svg:y="16.919cm">
          <text:p text:style-name="P8"><text:span text:style-name="T3">cout &lt;&lt; "Вы угадали загаданное число "</text:span></text:p>
          <text:p text:style-name="P8"><text:span text:style-name="T3">&lt;&lt; SECRET_NUMBER &lt;&lt; ". Поздравляем!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3" draw:layer="layout" svg:x1="11.63cm" svg:y1="16.219cm" svg:x2="11.63cm" svg:y2="16.919cm" draw:start-shape="id4" draw:start-glue-point="6" draw:end-shape="id5" draw:end-glue-point="5" svg:d="M11630 16219v700" svg:viewBox="0 0 1 701">
          <text:p/>
        </draw:connector>
        <draw:custom-shape draw:style-name="gr12" draw:text-style-name="P15" xml:id="id10" draw:id="id10" draw:layer="layout" svg:width="10cm" svg:height="1.5cm" svg:x="6.73cm" svg:y="8.069cm">
          <text:p text:style-name="P14"><text:span text:style-name="T1">const int SECRET_NUMBER =</text:span></text:p>
          <text:p text:style-name="P14"><text:span text:style-name="T1">getRandomInt(SECRET_MIN, SECRET_MAX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" draw:text-style-name="P15" xml:id="id15" draw:id="id15" draw:layer="layout" svg:width="9.467cm" svg:height="1.5cm" svg:x="6.913cm" svg:y="12.569cm">
          <text:p text:style-name="P14"><text:span text:style-name="T1">bool player_won =</text:span></text:p>
          <text:p text:style-name="P14"><text:span text:style-name="T1">playGame(ATTEMPTS, SECRET_NUMBER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8" xml:id="id6" draw:id="id6" draw:layer="layout" svg:width="12cm" svg:height="1.25cm" svg:x="5.73cm" svg:y="19.269cm">
          <text:p text:style-name="P8"><text:span text:style-name="T3">cout &lt;&lt; "К сожалению, вы проиграли. Секретное число: "</text:span></text:p>
          <text:p text:style-name="P8"><text:span text:style-name="T3">&lt;&lt; SECRET_NUMBER &lt;&lt; ".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16" draw:layer="layout" draw:line-skew="3.499cm 1.024cm" svg:x1="13.63cm" svg:y1="15.344cm" svg:x2="11.73cm" svg:y2="19.269cm" draw:start-shape="id4" draw:start-glue-point="7" draw:end-shape="id6" draw:end-glue-point="5" svg:d="M13630 15344h4000v3425h-5900v500" svg:viewBox="0 0 5901 3926">
          <text:p/>
        </draw:connector>
        <draw:custom-shape draw:style-name="gr16" draw:text-style-name="P15" xml:id="id7" draw:id="id7" draw:layer="layout" svg:width="4cm" svg:height="1.75cm" svg:x="9.73cm" svg:y="22.019cm">
          <text:p text:style-name="P14"><text:span text:style-name="T1">while(playAgain())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6" xml:id="id8" draw:id="id8" draw:layer="layout" draw:type="line" svg:x1="11.73cm" svg:y1="20.519cm" svg:x2="11.73cm" svg:y2="22.019cm" draw:start-shape="id6" draw:start-glue-point="8" draw:end-shape="id7" draw:end-glue-point="4" svg:d="M11730 20519v1500" svg:viewBox="0 0 1 1501">
          <text:p/>
        </draw:connector>
        <draw:connector draw:style-name="gr18" draw:text-style-name="P16" draw:layer="layout" draw:line-skew="-0.999cm" svg:x1="6.63cm" svg:y1="17.544cm" svg:x2="11.73cm" svg:y2="21.269cm" draw:start-shape="id5" draw:start-glue-point="3" draw:end-shape="id8" draw:end-glue-point="0" svg:d="M6630 17544h-1500v3725h6600" svg:viewBox="0 0 6601 3726">
          <text:p/>
        </draw:connector>
        <draw:connector draw:style-name="gr17" draw:text-style-name="P16" draw:layer="layout" draw:type="line" svg:x1="7.63cm" svg:y1="17.544cm" svg:x2="6.63cm" svg:y2="17.544cm" draw:start-shape="id5" draw:start-glue-point="6" draw:end-shape="id5" draw:end-glue-point="3" svg:d="M7630 17544h-1000" svg:viewBox="0 0 1001 1">
          <text:p/>
        </draw:connector>
        <draw:connector draw:style-name="gr17" draw:text-style-name="P16" xml:id="id12" draw:id="id12" draw:layer="layout" draw:type="line" svg:x1="11.73cm" svg:y1="6.869cm" svg:x2="11.73cm" svg:y2="8.069cm" draw:start-shape="id9" draw:start-glue-point="6" draw:end-shape="id10" draw:end-glue-point="0" svg:d="M11730 6869v1200" svg:viewBox="0 0 1 1201">
          <text:p/>
        </draw:connector>
        <draw:connector draw:style-name="gr17" draw:text-style-name="P16" draw:layer="layout" draw:type="line" svg:x1="11.74cm" svg:y1="5.069cm" svg:x2="11.73cm" svg:y2="5.419cm" draw:start-shape="id11" draw:start-glue-point="6" draw:end-shape="id9" draw:end-glue-point="4" svg:d="M11740 5069l-10 350" svg:viewBox="0 0 11 351">
          <text:p/>
        </draw:connector>
        <draw:connector draw:style-name="gr19" draw:text-style-name="P16" draw:layer="layout" draw:line-skew="-4.999cm" svg:x1="9.73cm" svg:y1="22.894cm" svg:x2="11.73cm" svg:y2="7.469cm" draw:start-shape="id7" draw:start-glue-point="5" draw:end-shape="id12" draw:end-glue-point="0" svg:d="M9730 22894h-5500v-15425h7500" svg:viewBox="0 0 7501 15426">
          <text:p/>
        </draw:connector>
        <draw:custom-shape draw:style-name="gr20" draw:text-style-name="P15" xml:id="id13" draw:id="id13" draw:layer="layout" svg:width="6cm" svg:height="1cm" svg:x="8.73cm" svg:y="24.869cm">
          <text:p text:style-name="P15"><text:span text:style-name="T1">cout &lt;&lt; "Спасибо за игру!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16" draw:layer="layout" draw:line-skew="0.499cm -0.051cm" svg:x1="13.73cm" svg:y1="22.894cm" svg:x2="11.73cm" svg:y2="24.869cm" draw:start-shape="id7" draw:start-glue-point="7" draw:end-shape="id13" draw:end-glue-point="5" svg:d="M13730 22894h1000v1375h-3000v600" svg:viewBox="0 0 3001 1976">
          <text:p/>
        </draw:connector>
        <draw:connector draw:style-name="gr17" draw:text-style-name="P16" draw:layer="layout" draw:type="line" svg:x1="11.73cm" svg:y1="9.569cm" svg:x2="11.737cm" svg:y2="9.919cm" draw:start-shape="id10" draw:start-glue-point="2" draw:end-shape="id14" draw:end-glue-point="5" svg:d="M11730 9569l7 350" svg:viewBox="0 0 8 351">
          <text:p/>
        </draw:connector>
        <draw:connector draw:style-name="gr17" draw:text-style-name="P16" draw:layer="layout" draw:type="line" svg:x1="11.647cm" svg:y1="12.206cm" svg:x2="11.646cm" svg:y2="12.569cm" draw:start-shape="id14" draw:start-glue-point="8" draw:end-shape="id15" draw:end-glue-point="0" svg:d="M11647 12206l-1 363" svg:viewBox="0 0 2 364">
          <text:p/>
        </draw:connector>
        <draw:connector draw:style-name="gr17" draw:text-style-name="P16" draw:layer="layout" draw:type="line" svg:x1="11.63cm" svg:y1="14.469cm" svg:x2="11.646cm" svg:y2="14.069cm" draw:start-shape="id4" draw:start-glue-point="4" draw:end-shape="id15" draw:end-glue-point="2" svg:d="M11630 14469l16-400" svg:viewBox="0 0 17 401">
          <text:p/>
        </draw:connector>
      </draw:page>
      <draw:page draw:name="page3" draw:style-name="dp1" draw:master-page-name="Обычный">
        <draw:custom-shape draw:style-name="gr22" draw:text-style-name="P2" xml:id="id16" draw:id="id16" draw:layer="layout" svg:width="5.6cm" svg:height="1.23cm" svg:x="7.68cm" svg:y="11.88cm">
          <text:p text:style-name="P1"><text:span text:style-name="T1">int getRandomInt</text:span></text:p>
          <text:p text:style-name="P1"><text:span text:style-name="T1">(const int &amp;MIN, const int &amp;MAX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5" draw:layer="layout" svg:x1="10.48cm" svg:y1="13.11cm" svg:x2="10.48cm" svg:y2="13.51cm" draw:start-shape="id16" draw:start-glue-point="6" draw:end-shape="id17" draw:end-glue-point="4" svg:d="M10480 13110v400" svg:viewBox="0 0 1 401">
          <text:p/>
        </draw:connector>
        <draw:custom-shape draw:style-name="gr23" draw:text-style-name="P2" xml:id="id18" draw:id="id18" draw:layer="layout" svg:width="5.5cm" svg:height="1.38cm" svg:x="7.73cm" svg:y="16.38cm">
          <text:p text:style-name="P1"><text:span text:style-name="T1">return</text:span></text:p>
          <text:p text:style-name="P1"><text:span text:style-name="T1">distribution(mersenne)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5" xml:id="id17" draw:id="id17" draw:layer="layout" svg:width="9.5cm" svg:height="2.5cm" svg:x="5.73cm" svg:y="13.51cm">
          <text:p text:style-name="P5">random_device random_device;</text:p>
          <text:p text:style-name="P5">mt19937 mersenne(random_device());</text:p>
          <text:p text:style-name="P5"/>
          <text:p text:style-name="P5">uniform_int_distribution&lt;&gt; distribution(MIN, MAX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7" draw:layer="layout" draw:type="line" svg:x1="10.48cm" svg:y1="16.01cm" svg:x2="10.48cm" svg:y2="16.38cm" draw:start-shape="id17" draw:start-glue-point="6" draw:end-shape="id18" draw:end-glue-point="4" svg:d="M10480 16010v370" svg:viewBox="0 0 1 371">
          <text:p/>
        </draw:connector>
      </draw:page>
      <draw:page draw:name="page4" draw:style-name="dp1" draw:master-page-name="Обычный">
        <draw:custom-shape draw:style-name="gr25" draw:text-style-name="P2" xml:id="id28" draw:id="id28" draw:layer="layout" svg:width="6cm" svg:height="1.23cm" svg:x="5.1cm" svg:y="6.34cm">
          <text:p text:style-name="P1"><text:span text:style-name="T1">bool playGame</text:span></text:p>
          <text:p text:style-name="P1"><text:span text:style-name="T1">(const unsigned int &amp;ATTEMPTS,</text:span></text:p>
          <text:p text:style-name="P1"><text:span text:style-name="T1">const int &amp;SECRET_NUMBER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18" xml:id="id24" draw:id="id24" draw:layer="layout" svg:width="11cm" svg:height="1.75cm" svg:x="2.6cm" svg:y="7.96cm">
          <text:p text:style-name="P5"><text:span text:style-name="T1">for (size_t counter = 1; counter &lt;= ATTEMPTS; ++counter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7" draw:text-style-name="P18" xml:id="id26" draw:id="id26" draw:layer="layout" svg:width="7.75cm" svg:height="1.5cm" svg:x="4.25cm" svg:y="10.26cm">
          <text:p text:style-name="P5"><text:span text:style-name="T1">cout &lt;&lt; "Ваша попытка №"</text:span></text:p>
          <text:p text:style-name="P5"><text:span text:style-name="T1">&lt;&lt; counter &lt;&lt; ": "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8" xml:id="id27" draw:id="id27" draw:layer="layout" svg:width="7.75cm" svg:height="1.5cm" svg:x="4.25cm" svg:y="12.26cm">
          <text:p text:style-name="P5"><text:span text:style-name="T1">int ATTEMPT;</text:span></text:p>
          <text:p text:style-name="P5"><text:span text:style-name="T1">cin &gt;&gt; ATTEMPT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20" xml:id="id19" draw:id="id19" draw:layer="layout" svg:width="7cm" svg:height="2.809cm" draw:transform="skewX (-0.00122173047639603) rotate (-0.0012217304763962) translate (2.65cm 15.156cm)">
          <text:p text:style-name="P19"><text:span text:style-name="T2">if (ATTEMPT &gt; SECRET_NUMBER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20" xml:id="id21" draw:id="id21" draw:layer="layout" svg:width="7cm" svg:height="2.8cm" svg:x="10.75cm" svg:y="15.16cm">
          <text:p text:style-name="P19"><text:span text:style-name="T2">else if (ATTEMPT &lt; SECRET_NUMBER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20" xml:id="id25" draw:id="id25" draw:layer="layout" svg:width="2.811cm" svg:height="1.196cm" draw:transform="skewX (-0.0223402144255274) translate (14.712cm 8.214cm)">
          <text:p text:style-name="P19"><text:span text:style-name="T2">return false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1" draw:text-style-name="P20" xml:id="id20" draw:id="id20" draw:layer="layout" svg:width="7.3cm" svg:height="1cm" svg:x="2.5cm" svg:y="18.66cm">
          <text:p text:style-name="P19"><text:span text:style-name="T4">cout &lt;&lt; "Введённое число"</text:span></text:p>
          <text:p text:style-name="P19"><text:span text:style-name="T4">&lt;&lt;</text:span><text:span text:style-name="T2"> " больше загаданного.\n"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2" draw:text-style-name="P4" draw:layer="layout" draw:type="line" svg:x1="6.15cm" svg:y1="17.972cm" svg:x2="6.15cm" svg:y2="18.66cm" draw:start-shape="id19" draw:start-glue-point="6" draw:end-shape="id20" draw:end-glue-point="5" svg:d="M6150 17972v688" svg:viewBox="0 0 1 689">
          <text:p/>
        </draw:connector>
        <draw:connector draw:style-name="gr32" draw:text-style-name="P4" draw:layer="layout" draw:type="line" svg:x1="9.65cm" svg:y1="16.571cm" svg:x2="10.75cm" svg:y2="16.56cm" draw:start-shape="id19" draw:start-glue-point="7" draw:end-shape="id21" draw:end-glue-point="5" svg:d="M9650 16571l1100-11" svg:viewBox="0 0 1101 12">
          <text:p/>
        </draw:connector>
        <draw:frame draw:style-name="gr33" draw:text-style-name="P21" draw:layer="layout" svg:width="1.75cm" svg:height="1cm" svg:x="6.05cm" svg:y="17.81cm">
          <draw:text-box>
            <text:p>true</text:p>
          </draw:text-box>
        </draw:frame>
        <draw:frame draw:style-name="gr33" draw:text-style-name="P22" draw:layer="layout" svg:width="2cm" svg:height="1cm" svg:x="9.15cm" svg:y="15.81cm">
          <draw:text-box>
            <text:p text:style-name="P5">false</text:p>
          </draw:text-box>
        </draw:frame>
        <draw:frame draw:style-name="gr33" draw:text-style-name="P22" draw:layer="layout" svg:width="2cm" svg:height="1cm" svg:x="17.45cm" svg:y="15.86cm">
          <draw:text-box>
            <text:p text:style-name="P5">false</text:p>
          </draw:text-box>
        </draw:frame>
        <draw:frame draw:style-name="gr33" draw:text-style-name="P21" draw:layer="layout" svg:width="1.75cm" svg:height="1cm" svg:x="14.2cm" svg:y="17.81cm">
          <draw:text-box>
            <text:p>true</text:p>
          </draw:text-box>
        </draw:frame>
        <draw:custom-shape draw:style-name="gr34" draw:text-style-name="P20" xml:id="id23" draw:id="id23" draw:layer="layout" svg:width="2.85cm" svg:height="1.2cm" svg:x="14.7cm" svg:y="22.16cm">
          <text:p text:style-name="P19"><text:span text:style-name="T2">return true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20" xml:id="id22" draw:id="id22" draw:layer="layout" svg:width="6.971cm" svg:height="1cm" svg:x="10.779cm" svg:y="18.713cm">
          <text:p text:style-name="P19"><text:span text:style-name="T2">cout &lt;&lt; "Введённое число"</text:span></text:p>
          <text:p text:style-name="P19"><text:span text:style-name="T2">&lt;&lt; " меньше загаданного.\n"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23" draw:layer="layout" draw:type="line" svg:x1="14.25cm" svg:y1="17.96cm" svg:x2="14.265cm" svg:y2="18.713cm" draw:start-shape="id21" draw:start-glue-point="6" draw:end-shape="id22" draw:end-glue-point="5" svg:d="M14250 17960l15 753" svg:viewBox="0 0 16 754">
          <text:p/>
        </draw:connector>
        <draw:connector draw:style-name="gr36" draw:text-style-name="P23" draw:layer="layout" draw:line-skew="1.048cm 1.099cm" svg:x1="17.75cm" svg:y1="16.56cm" svg:x2="16.125cm" svg:y2="22.16cm" draw:start-shape="id21" draw:start-glue-point="7" draw:end-shape="id23" draw:end-glue-point="4" svg:d="M17750 16560h1550v4600h-3175v1000" svg:viewBox="0 0 3176 5601">
          <text:p/>
        </draw:connector>
        <draw:connector draw:style-name="gr37" draw:text-style-name="P23" draw:layer="layout" draw:line-skew="0.445cm -0.299cm" svg:x1="14.265cm" svg:y1="19.713cm" svg:x2="2.6cm" svg:y2="8.835cm" draw:start-shape="id22" draw:start-glue-point="8" draw:end-shape="id24" draw:end-glue-point="5" svg:d="M14265 19713v947h-12465v-11825h800" svg:viewBox="0 0 12466 11826">
          <text:p/>
        </draw:connector>
        <draw:connector draw:style-name="gr38" draw:text-style-name="P23" draw:layer="layout" draw:type="line" svg:x1="6.15cm" svg:y1="19.66cm" svg:x2="6.15cm" svg:y2="20.659cm" draw:start-shape="id20" draw:start-glue-point="8" svg:d="M6150 19660v999" svg:viewBox="0 0 1 1000">
          <text:p/>
        </draw:connector>
        <draw:connector draw:style-name="gr39" draw:text-style-name="P23" draw:layer="layout" draw:type="line" svg:x1="13.6cm" svg:y1="8.835cm" svg:x2="14.725cm" svg:y2="8.812cm" draw:start-shape="id24" draw:start-glue-point="7" draw:end-shape="id25" draw:end-glue-point="5" svg:d="M13600 8835l1125-23" svg:viewBox="0 0 1126 24">
          <text:p/>
        </draw:connector>
        <draw:connector draw:style-name="gr17" draw:text-style-name="P23" draw:layer="layout" draw:type="line" svg:x1="8.1cm" svg:y1="9.71cm" svg:x2="8.125cm" svg:y2="10.26cm" draw:start-shape="id24" draw:start-glue-point="6" draw:end-shape="id26" draw:end-glue-point="5" svg:d="M8100 9710l25 550" svg:viewBox="0 0 26 551">
          <text:p/>
        </draw:connector>
        <draw:connector draw:style-name="gr17" draw:text-style-name="P23" draw:layer="layout" draw:type="line" svg:x1="8.125cm" svg:y1="11.76cm" svg:x2="8.125cm" svg:y2="12.26cm" draw:start-shape="id26" draw:start-glue-point="8" draw:end-shape="id27" draw:end-glue-point="5" svg:d="M8125 11760v500" svg:viewBox="0 0 1 501">
          <text:p/>
        </draw:connector>
        <draw:connector draw:style-name="gr17" draw:text-style-name="P23" draw:layer="layout" draw:type="line" svg:x1="8.1cm" svg:y1="7.57cm" svg:x2="8.1cm" svg:y2="7.96cm" draw:start-shape="id28" draw:start-glue-point="6" draw:end-shape="id24" draw:end-glue-point="4" svg:d="M8100 7570v390" svg:viewBox="0 0 1 391">
          <text:p/>
        </draw:connector>
        <draw:connector draw:style-name="gr5" draw:text-style-name="P24" draw:layer="layout" svg:x1="8.125cm" svg:y1="13.76cm" svg:x2="6.15cm" svg:y2="15.162cm" draw:start-shape="id27" draw:start-glue-point="8" draw:end-shape="id19" draw:end-glue-point="4" svg:d="M8125 13760v701h-1975v701" svg:viewBox="0 0 1976 1403">
          <text:p/>
        </draw:connector>
      </draw:page>
      <draw:page draw:name="page5" draw:style-name="dp1" draw:master-page-name="Обычный">
        <draw:custom-shape draw:style-name="gr40" draw:text-style-name="P2" xml:id="id29" draw:id="id29" draw:layer="layout" svg:width="3cm" svg:height="1cm" svg:x="9.5cm" svg:y="8.46cm">
          <text:p text:style-name="P1"><text:span text:style-name="T1">bool playAg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2" xml:id="id35" draw:id="id35" draw:layer="layout" svg:width="5.5cm" svg:height="1.38cm" svg:x="8.25cm" svg:y="19.86cm">
          <text:p text:style-name="P1"><text:span text:style-name="T1">return</text:span></text:p>
          <text:p text:style-name="P1"><text:span text:style-name="T1">(player_answer == 'Y')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8" xml:id="id30" draw:id="id30" draw:layer="layout" svg:width="3.5cm" svg:height="0.99cm" svg:x="9.25cm" svg:y="9.87cm">
          <text:p text:style-name="P18"><text:span text:style-name="T1">char player_answer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18" xml:id="id31" draw:id="id31" draw:layer="layout" svg:width="10.5cm" svg:height="1cm" svg:x="5.743cm" svg:y="12.061cm">
          <text:p text:style-name="P5"><text:span text:style-name="T1">cout &lt;&lt; "Хотите сыграть ещё раз? (Y/N)\n"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2" draw:text-style-name="P18" xml:id="id32" draw:id="id32" draw:layer="layout" svg:width="10.5cm" svg:height="1cm" svg:x="5.744cm" svg:y="13.462cm">
          <text:p text:style-name="P5"><text:span text:style-name="T1">cin &gt;&gt; player_answer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3" draw:text-style-name="P24" xml:id="id33" draw:id="id33" draw:layer="layout" svg:width="9cm" svg:height="3.5cm" svg:x="6.5cm" svg:y="14.86cm">
          <text:p text:style-name="P24">while</text:p>
          <text:p text:style-name="P24">(player_answer != 'Y' &amp;&amp; player_answer != 'N');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23" draw:layer="layout" draw:type="line" svg:x1="11cm" svg:y1="9.46cm" svg:x2="11cm" svg:y2="9.87cm" draw:start-shape="id29" draw:start-glue-point="6" draw:end-shape="id30" draw:end-glue-point="4" svg:d="M11000 9460v410" svg:viewBox="0 0 1 411">
          <text:p/>
        </draw:connector>
        <draw:connector draw:style-name="gr17" draw:text-style-name="P23" xml:id="id34" draw:id="id34" draw:layer="layout" draw:type="line" svg:x1="11cm" svg:y1="10.86cm" svg:x2="10.993cm" svg:y2="12.061cm" draw:start-shape="id30" draw:start-glue-point="6" draw:end-shape="id31" draw:end-glue-point="5" svg:d="M11000 10860l-7 1201" svg:viewBox="0 0 8 1202">
          <text:p/>
        </draw:connector>
        <draw:connector draw:style-name="gr17" draw:text-style-name="P23" draw:layer="layout" draw:type="line" svg:x1="10.993cm" svg:y1="13.061cm" svg:x2="10.994cm" svg:y2="13.462cm" draw:start-shape="id31" draw:start-glue-point="8" draw:end-shape="id32" draw:end-glue-point="5" svg:d="M10993 13061l1 401" svg:viewBox="0 0 2 402">
          <text:p/>
        </draw:connector>
        <draw:connector draw:style-name="gr17" draw:text-style-name="P23" draw:layer="layout" draw:type="line" svg:x1="10.994cm" svg:y1="14.462cm" svg:x2="11cm" svg:y2="14.86cm" draw:start-shape="id32" draw:start-glue-point="8" draw:end-shape="id33" draw:end-glue-point="4" svg:d="M10994 14462l6 398" svg:viewBox="0 0 7 399">
          <text:p/>
        </draw:connector>
        <draw:connector draw:style-name="gr44" draw:text-style-name="P23" draw:layer="layout" draw:line-skew="0cm -1.249cm" svg:x1="11cm" svg:y1="18.36cm" svg:x2="10.996cm" svg:y2="11.46cm" draw:start-shape="id33" draw:start-glue-point="6" draw:end-shape="id34" draw:end-glue-point="0" svg:d="M11000 18360v502h-6250v-7402h6246" svg:viewBox="0 0 6251 7403">
          <text:p/>
        </draw:connector>
        <draw:connector draw:style-name="gr45" draw:text-style-name="P23" draw:layer="layout" draw:line-skew="0.248cm" svg:x1="15.5cm" svg:y1="16.61cm" svg:x2="11cm" svg:y2="19.86cm" draw:start-shape="id33" draw:start-glue-point="7" draw:end-shape="id35" draw:end-glue-point="4" svg:d="M15500 16610h750v2501h-5250v749" svg:viewBox="0 0 5251 3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Consolas" svg:font-family="Consolas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NSimSun2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41" draw:display-name="Стили стрелок 41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4T21:56:42.708000000</meta:creation-date>
    <dc:date>2021-10-26T22:28:12.357000000</dc:date>
    <meta:editing-duration>PT1H47M42S</meta:editing-duration>
    <meta:editing-cycles>11</meta:editing-cycles>
    <meta:generator>LibreOffice/7.1.5.2$Windows_X86_64 LibreOffice_project/85f04e9f809797b8199d13c421bd8a2b025d52b5</meta:generator>
    <meta:document-statistic meta:object-count="71"/>
  </office:meta>
</office:document-meta>
</file>